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303.39pt"/>
    </style:style>
    <style:style style:name="co10" style:family="table-column">
      <style:table-column-properties fo:break-before="auto" style:column-width="284.06pt"/>
    </style:style>
    <style:style style:name="co11" style:family="table-column">
      <style:table-column-properties fo:break-before="auto" style:column-width="205.31pt"/>
    </style:style>
    <style:style style:name="co12" style:family="table-column">
      <style:table-column-properties fo:break-before="auto" style:column-width="238.79pt"/>
    </style:style>
    <style:style style:name="co13" style:family="table-column">
      <style:table-column-properties fo:break-before="auto" style:column-width="302.26pt"/>
    </style:style>
    <style:style style:name="co14" style:family="table-column">
      <style:table-column-properties fo:break-before="auto" style:column-width="303.99pt"/>
    </style:style>
    <style:style style:name="co15" style:family="table-column">
      <style:table-column-properties fo:break-before="auto" style:column-width="225.16pt"/>
    </style:style>
    <style:style style:name="co16" style:family="table-column">
      <style:table-column-properties fo:break-before="auto" style:column-width="230.09pt"/>
    </style:style>
    <style:style style:name="co17" style:family="table-column">
      <style:table-column-properties fo:break-before="auto" style:column-width="312.89pt"/>
    </style:style>
    <style:style style:name="co18" style:family="table-column">
      <style:table-column-properties fo:break-before="auto" style:column-width="306.99pt"/>
    </style:style>
    <style:style style:name="co19" style:family="table-column">
      <style:table-column-properties fo:break-before="auto" style:column-width="228.36pt"/>
    </style:style>
    <style:style style:name="co20" style:family="table-column">
      <style:table-column-properties fo:break-before="auto" style:column-width="231.9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manage_movement</text:p>
          </table:table-cell>
          <table:table-cell table:number-columns-repeated="2" table:style-name="ce2" office:value-type="string" calcext:value-type="string">
            <text:p>cancel_movemen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wait_movemen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creep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cancel_current_move</text:p>
          </table:table-cell>
          <table:table-cell table:number-columns-repeated="2" table:style-name="ce17" office:value-type="string" calcext:value-type="string">
            <text:p>stop_attack_and_move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7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number-columns-repeated="2" table:style-name="ce17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4" office:value-type="string" calcext:value-type="string">
            <text:p>manage_movement</text:p>
          </table:table-cell>
          <table:table-cell table:number-columns-repeated="2" table:style-name="ce10" office:value-type="string" calcext:value-type="string">
            <text:p>cancel_movement</text:p>
          </table:table-cell>
          <table:table-cell table:style-name="ce11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wait_movement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7" office:value-type="string" calcext:value-type="string">
            <text:p>evade_ne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4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cancel_current_move</text:p>
          </table:table-cell>
          <table:table-cell table:number-columns-repeated="2" table:style-name="ce17" office:value-type="string" calcext:value-type="string">
            <text:p>stop_attack_and_move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7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number-columns-repeated="2" table:style-name="ce17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4" office:value-type="string" calcext:value-type="string">
            <text:p>manage_movement</text:p>
          </table:table-cell>
          <table:table-cell table:number-columns-repeated="2" table:style-name="ce10" office:value-type="string" calcext:value-type="string">
            <text:p>cancel_movement</text:p>
          </table:table-cell>
          <table:table-cell table:style-name="ce11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wait_movement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7" office:value-type="string" calcext:value-type="string">
            <text:p>evade_ne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cancel_current_move</text:p>
          </table:table-cell>
          <table:table-cell table:number-columns-repeated="2" table:style-name="ce17" office:value-type="string" calcext:value-type="string">
            <text:p>stop_attack_and_move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7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number-columns-repeated="2" table:style-name="ce17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4" office:value-type="string" calcext:value-type="string">
            <text:p>manage_movement</text:p>
          </table:table-cell>
          <table:table-cell table:number-columns-repeated="2" table:style-name="ce10" office:value-type="string" calcext:value-type="string">
            <text:p>cancel_movement</text:p>
          </table:table-cell>
          <table:table-cell table:style-name="ce11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wait_movement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7" office:value-type="string" calcext:value-type="string">
            <text:p>evade_ne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1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8:FARM.AM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 style:data-style-name="N2" text:time-value="14:17:56.865062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05T14:21:24.005432612</dc:date>
    <meta:editing-duration>P3DT10H53M36S</meta:editing-duration>
    <meta:editing-cycles>2775</meta:editing-cycles>
    <dc:creator>Ilya Shpigor</dc:creator>
    <meta:document-statistic meta:table-count="5" meta:cell-count="511" meta:object-count="0"/>
  </office:meta>
</office:document-meta>
</file>